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language="en" fo:country="US"/>
    </style:style>
    <style:style style:name="P7" style:family="paragraph" style:parent-style-name="Text_20_body">
      <style:paragraph-properties fo:line-height="105%"/>
      <style:text-properties fo:language="en" fo:country="US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paragraph-properties fo:line-height="105%"/>
    </style:style>
    <style:style style:name="P10" style:family="paragraph" style:parent-style-name="Text_20_body" style:list-style-name="L1">
      <style:paragraph-properties fo:line-height="105%"/>
    </style:style>
    <style:style style:name="P11" style:family="paragraph" style:parent-style-name="Text_20_body" style:list-style-name="L2">
      <style:paragraph-properties fo:line-height="105%"/>
    </style:style>
    <style:style style:name="P12" style:family="paragraph" style:parent-style-name="Text_20_body" style:list-style-name="L3">
      <style:paragraph-properties fo:line-height="105%"/>
    </style:style>
    <style:style style:name="P13" style:family="paragraph" style:parent-style-name="Text_20_body" style:list-style-name="L3"/>
    <style:style style:name="P14" style:family="paragraph" style:parent-style-name="Text_20_body" style:list-style-name="L3">
      <style:paragraph-properties fo:line-height="105%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fo:background-color="transparent" style:font-style-asian="italic" style:font-style-complex="italic"/>
    </style:style>
    <style:style style:name="T5" style:family="text">
      <style:text-properties fo:language="en" fo:country="US" style:language-complex="ar" style:country-complex="SA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style:language-complex="fa" style:country-complex="IR"/>
    </style:style>
    <style:style style:name="T8" style:family="text">
      <style:text-properties fo:language="en" fo:country="US" fo:background-color="transparen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11cm" svg:height="0.9cm" draw:z-index="0"><draw:image xlink:href="../../odt_eng/images/0672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Reducer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2"><draw:frame draw:style-name="fr2" draw:name="Графический объект2" text:anchor-type="as-char" svg:width="2.221cm" svg:height="1.319cm" draw:z-index="1"><draw:image xlink:href="../../odt_eng/images/0672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Основной_20_шрифт_20_абзаца"><text:span text:style-name="T1">The unit implements a mathematical representation of mechanical transmission (one-stage reducer) elementary link, in which the response rate of intermediate stages and phenomenon of friction in an elastic</text:span></text:span><text:span text:style-name="Основной_20_шрифт_20_абзаца"><text:span text:style-name="T3"> </text:span></text:span><text:span text:style-name="Основной_20_шрифт_20_абзаца"><text:span text:style-name="T1">element </text:span></text:span><text:span text:style-name="Основной_20_шрифт_20_абзаца"><text:span text:style-name="T8">on the link output shaft.</text:span></text:span></text:p>
            <text:p text:style-name="Text_20_body"><text:span text:style-name="Основной_20_шрифт_20_абзаца"><text:span text:style-name="T1">Figure 1 shows the kinematic diagram of an elementary mechanical link with the following indications:</text:span></text:span><text:span text:style-name="Основной_20_шрифт_20_абзаца"><text:span text:style-name="T1"><draw:frame draw:style-name="fr4" draw:name="Объект1" text:anchor-type="as-char" svg:width="2.612cm" svg:height="0.621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are for, correspondingly, input and output shafts, </text:span></text:span><text:span text:style-name="Основной_20_шрифт_20_абзаца"><text:span text:style-name="T1"><draw:frame draw:style-name="fr4" draw:name="Объект2" text:anchor-type="as-char" svg:width="2.452cm" svg:height="0.621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 are for rotation angles of <text:s/>input and output shafts, i is for engagement instantaneous element (with gear transmission ratio </text:span></text:span><text:span text:style-name="Основной_20_шрифт_20_абзаца"><text:span text:style-name="T1"><draw:frame draw:style-name="fr4" draw:name="Объект3" text:anchor-type="as-char" svg:width="4.098cm" svg:height="1.312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), c is for coefficient of rigidity of <text:s/>instantaneous elastic element, </text:span></text:span><text:bookmark-start text:name="OLE_LINK2"/><text:bookmark-start text:name="OLE_LINK1"/><text:span text:style-name="Основной_20_шрифт_20_абзаца"><text:span text:style-name="T1">TP stands for an element </text:span></text:span><text:span text:style-name="Основной_20_шрифт_20_абзаца"><text:span text:style-name="T8">characterizing the presence of </text:span></text:span><text:span text:style-name="Основной_20_шрифт_20_абзаца"><text:span text:style-name="T1">internal viscous friction forces in the elastic element,</text:span></text:span><text:bookmark-end text:name="OLE_LINK2"/><text:bookmark-end text:name="OLE_LINK1"/><text:span text:style-name="Основной_20_шрифт_20_абзаца"><text:span text:style-name="T1"> Л is for instantaneous element featuring a play in engagement, </text:span></text:span><text:span text:style-name="Основной_20_шрифт_20_абзаца"><text:span text:style-name="T1"><draw:frame draw:style-name="fr4" draw:name="Объект4" text:anchor-type="as-char" svg:width="0.693cm" svg:height="0.621cm" draw:z-index="3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is for moment of inertia at the link output shaft, which can include the moment of inertia of gear, moment of inertia of coupling and moment of inertia of the object.</text:span></text:span></text:p>
            <text:p text:style-name="P5"><text:span text:style-name="Основной_20_шрифт_20_абзаца"><text:span text:style-name="T5"><draw:frame draw:style-name="fr3" draw:name="Графический объект3" text:anchor-type="as-char" svg:width="18.81cm" svg:height="8.969cm" draw:z-index="2"><draw:image xlink:href="../../odt_eng/images/0672-ris-1.png" xlink:type="simple" xlink:show="embed" xlink:actuate="onLoad"/></draw:frame></text:span></text:span></text:p>
            <text:p text:style-name="P6">Figure 1</text:p>
            <text:p text:style-name="Text_20_body"><text:span text:style-name="Основной_20_шрифт_20_абзаца"><text:span text:style-name="T6">Dynami</text:span></text:span><text:span text:style-name="Основной_20_шрифт_20_абзаца"><text:span text:style-name="T6">c equation</text:span></text:span><text:span text:style-name="Основной_20_шрифт_20_абзаца"><text:span text:style-name="T6">s</text:span></text:span><text:span text:style-name="Основной_20_шрифт_20_абзаца"><text:span text:style-name="T6"> for the unit</text:span></text:span><text:span text:style-name="Основной_20_шрифт_20_абзаца"><text:span text:style-name="T6">:</text:span></text:span></text:p>
            <text:p text:style-name="Text_20_body"><text:soft-page-break/><text:span text:style-name="Основной_20_шрифт_20_абзаца"><text:span text:style-name="T1"><draw:frame draw:style-name="fr4" draw:name="Объект30" text:anchor-type="as-char" svg:width="12.619cm" svg:height="6.817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(1)</text:span></text:span></text:p>
            <text:p text:style-name="Text_20_body"><text:span text:style-name="Основной_20_шрифт_20_абзаца"><text:span text:style-name="T7">where</text:span></text:span><text:span text:style-name="Основной_20_шрифт_20_абзаца"><text:span text:style-name="T1">:</text:span></text:span></text:p>
            <text:p text:style-name="Text_20_body"><text:span text:style-name="Основной_20_шрифт_20_абзаца"><text:span text:style-name="T1"><draw:frame draw:style-name="fr4" draw:name="Объект5" text:anchor-type="as-char" svg:width="1.039cm" svg:height="0.564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is for elastic element twist angle;</text:span></text:span></text:p>
            <text:p text:style-name="P8"><draw:frame draw:style-name="fr4" draw:name="Объект9" text:anchor-type="as-char" svg:width="7.791cm" svg:height="1.916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p text:style-name="P8"><draw:frame draw:style-name="fr4" draw:name="Объект6" text:anchor-type="as-char" svg:width="8.786cm" svg:height="1.386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text:p text:style-name="Text_20_body"><text:span text:style-name="Основной_20_шрифт_20_абзаца"><text:span text:style-name="T1"><draw:frame draw:style-name="fr4" draw:name="Объект7" text:anchor-type="as-char" svg:width="6.724cm" svg:height="1.916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1">– sign x(t);</text:span></text:span></text:p>
            <text:p text:style-name="P7"><text:s/>i is for reduction ratio;</text:p>
            <text:p text:style-name="P9"><text:span text:style-name="Основной_20_шрифт_20_абзаца"><text:span text:style-name="T1"><draw:frame draw:style-name="fr4" draw:name="Объект8" text:anchor-type="as-char" svg:width="0.693cm" svg:height="0.621cm" draw:z-index="11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1">is for moment of inertia at the link output shaft, kg·m2;</text:span></text:span></text:p>
            <text:p text:style-name="P7">a is for a half of link play value, rad;</text:p>
            <text:p text:style-name="P7">c is for coefficient of rigidity of instantaneous elastic element;</text:p>
            <text:p text:style-name="P9"><text:span text:style-name="Основной_20_шрифт_20_абзаца"><text:span text:style-name="T1"><draw:frame draw:style-name="fr4" draw:name="Объект10" text:anchor-type="as-char" svg:width="0.739cm" svg:height="0.621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1">is for coefficient of viscous friction in elastic element, N·m/(rad/s);</text:span></text:span></text:p>
            <text:p text:style-name="P9"><text:span text:style-name="Основной_20_шрифт_20_абзаца"><text:span text:style-name="T1"><draw:frame draw:style-name="fr4" draw:name="Объект11" text:anchor-type="as-char" svg:width="0.73cm" svg:height="0.621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Основной_20_шрифт_20_абзаца"><text:span text:style-name="T1">is for a moment due to internal dry friction forces available in elastic element, N·m;</text:span></text:span></text:p>
            <text:p text:style-name="P9"><text:span text:style-name="Основной_20_шрифт_20_абзаца"><text:span text:style-name="T1"><draw:frame draw:style-name="fr4" draw:name="Объект12" text:anchor-type="as-char" svg:width="0.75cm" svg:height="0.621cm" draw:z-index="14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Основной_20_шрифт_20_абзаца"><text:span text:style-name="T1">is for coefficient of viscous friction on output shaft, N·m/(rad/s);</text:span></text:span></text:p>
            <text:p text:style-name="P9"><text:span text:style-name="Основной_20_шрифт_20_абзаца"><text:span text:style-name="T1"><draw:frame draw:style-name="fr4" draw:name="Объект13" text:anchor-type="as-char" svg:width="0.741cm" svg:height="0.621cm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text:span text:style-name="Основной_20_шрифт_20_абзаца"><text:span text:style-name="T1">is for moment of dry friction on output shaft, N·m;</text:span></text:span></text:p>
            <text:p text:style-name="P9"><text:span text:style-name="Основной_20_шрифт_20_абзаца"><text:span text:style-name="T1"><draw:frame draw:style-name="fr4" draw:name="Объект14" text:anchor-type="as-char" svg:width="2.688cm" svg:height="0.621c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text:span text:style-name="Основной_20_шрифт_20_абзаца"><text:span text:style-name="T1">is for rotation angles of input and output shafts, rad;</text:span></text:span></text:p>
            <text:p text:style-name="P9"><text:span text:style-name="Основной_20_шрифт_20_абзаца"><text:span text:style-name="T1"><draw:frame draw:style-name="fr4" draw:name="Объект15" text:anchor-type="as-char" svg:width="2.849cm" svg:height="0.621cm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text:span text:style-name="Основной_20_шрифт_20_абзаца"><text:span text:style-name="T1">is for angular speeds of input and output shafts, rad/s;</text:span></text:span></text:p>
            <text:p text:style-name="P9"><text:span text:style-name="Основной_20_шрифт_20_абзаца"><text:span text:style-name="T1"><draw:frame draw:style-name="fr4" draw:name="Объект16" text:anchor-type="as-char" svg:width="1.489cm" svg:height="0.621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text:span text:style-name="Основной_20_шрифт_20_абзаца"><text:span text:style-name="T1">is for moment of internal viscous and dry friction forces in elastic element, N·m;</text:span></text:span></text:p>
            <text:p text:style-name="P9"><text:span text:style-name="Основной_20_шрифт_20_абзаца"><text:span text:style-name="T1"><draw:frame draw:style-name="fr4" draw:name="Объект17" text:anchor-type="as-char" svg:width="1.453cm" svg:height="0.621c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text:span text:style-name="Основной_20_шрифт_20_абзаца"><text:span text:style-name="T1">is for moment applied to input shaft;</text:span></text:span></text:p>
            <text:p text:style-name="P9"><text:span text:style-name="Основной_20_шрифт_20_абзаца"><text:span text:style-name="T1"><draw:frame draw:style-name="fr4" draw:name="Объект18" text:anchor-type="as-char" svg:width="1.679cm" svg:height="0.621c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text:span text:style-name="Основной_20_шрифт_20_абзаца"><text:span text:style-name="T1">is for moment applied to output shaft;</text:span></text:span></text:p>
            <text:p text:style-name="P9"><text:span text:style-name="Основной_20_шрифт_20_абзаца"><text:span text:style-name="T1"><draw:frame draw:style-name="fr4" draw:name="Объект19" text:anchor-type="as-char" svg:width="1.64cm" svg:height="0.621cm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text:span text:style-name="Основной_20_шрифт_20_абзаца"><text:span text:style-name="T1">is for moment of friction forces acting on output shaft.</text:span></text:span></text:p>
            <text:p text:style-name="P7">The unit has 2 input and 2 output signals.</text:p>
            <text:p text:style-name="P9"><text:span text:style-name="Основной_20_шрифт_20_абзаца"><text:span text:style-name="T6">Input signals</text:span></text:span><text:span text:style-name="Основной_20_шрифт_20_абзаца"><text:span text:style-name="T6">:</text:span></text:span></text:p>
            <text:list xml:id="list3825524724462496444" text:style-name="L1">
              <text:list-header>
                <text:p text:style-name="P10"><text:span text:style-name="Основной_20_шрифт_20_абзаца"><text:span text:style-name="T1"><text:s text:c="3"/>1)</text:span></text:span><text:span text:style-name="Основной_20_шрифт_20_абзаца"><text:span text:style-name="T1"><draw:frame draw:style-name="fr4" draw:name="Объект20" text:anchor-type="as-char" svg:width="1.281cm" svg:height="0.621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text:span text:style-name="Основной_20_шрифт_20_абзаца"><text:span text:style-name="T1">– angular speed of input shaft, rad/s;</text:span></text:span></text:p>
                <text:p text:style-name="P10"><text:span text:style-name="Основной_20_шрифт_20_абзаца"><text:span text:style-name="T1"><text:s text:c="3"/>2)</text:span></text:span><text:span text:style-name="Основной_20_шрифт_20_абзаца"><text:span text:style-name="T1"><draw:frame draw:style-name="fr4" draw:name="Объект21" text:anchor-type="as-char" svg:width="1.679cm" svg:height="0.621cm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text:span text:style-name="Основной_20_шрифт_20_абзаца"><text:span text:style-name="T1">– moment applied to output shaft;</text:span></text:span></text:p>
              </text:list-header>
            </text:list>
            <text:p text:style-name="P9"><text:span text:style-name="Основной_20_шрифт_20_абзаца"><text:span text:style-name="T6">Output signal</text:span></text:span><text:span text:style-name="Основной_20_шрифт_20_абзаца"><text:span text:style-name="T6">s</text:span></text:span><text:span text:style-name="Основной_20_шрифт_20_абзаца"><text:span text:style-name="T6">:</text:span></text:span></text:p>
            <text:list xml:id="list4184978456242009152" text:style-name="L2">
              <text:list-header>
                <text:p text:style-name="P11"><text:span text:style-name="Основной_20_шрифт_20_абзаца"><text:span text:style-name="T1"><text:s text:c="3"/>1)</text:span></text:span><text:span text:style-name="Основной_20_шрифт_20_абзаца"><text:span text:style-name="T1"><draw:frame draw:style-name="fr4" draw:name="Объект22" text:anchor-type="as-char" svg:width="1.291cm" svg:height="0.621cm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text:span text:style-name="Основной_20_шрифт_20_абзаца"><text:span text:style-name="T1">– angular speed of output shaft, rad/s;</text:span></text:span></text:p>
                <text:p text:style-name="P11"><text:span text:style-name="Основной_20_шрифт_20_абзаца"><text:span text:style-name="T1"><text:s text:c="3"/>2)</text:span></text:span><text:span text:style-name="Основной_20_шрифт_20_абзаца"><text:span text:style-name="T1"><draw:frame draw:style-name="fr4" draw:name="Объект23" text:anchor-type="as-char" svg:width="1.842cm" svg:height="0.621cm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text:span text:style-name="Основной_20_шрифт_20_абзаца"><text:span text:style-name="T1">– moment applied to input shaft; (</text:span></text:span><text:span text:style-name="Основной_20_шрифт_20_абзаца"><text:span text:style-name="T4">taken</text:span></text:span><text:span text:style-name="Основной_20_шрифт_20_абзаца"><text:span text:style-name="T3"> with an opposite sign!</text:span></text:span><text:span text:style-name="Основной_20_шрифт_20_абзаца"><text:span text:style-name="T1">);</text:span></text:span></text:p>
              </text:list-header>
            </text:list>
            <text:p text:style-name="P9"><text:span text:style-name="Основной_20_шрифт_20_абзаца"><text:span text:style-name="T6">Properties</text:span></text:span><text:span text:style-name="Основной_20_шрифт_20_абзаца"><text:span text:style-name="T6">:</text:span></text:span></text:p>
            <text:list xml:id="list5013876073151807656" text:style-name="L3">
              <text:list-item>
                <text:p text:style-name="P14">Reduction ratio i;</text:p>
              </text:list-item>
              <text:list-item>
                <text:p text:style-name="P12"><text:span text:style-name="Основной_20_шрифт_20_абзаца"><text:span text:style-name="T1">Moment of load inertia</text:span></text:span><text:span text:style-name="Основной_20_шрифт_20_абзаца"><text:span text:style-name="T1"><draw:frame draw:style-name="fr4" draw:name="Объект24" text:anchor-type="as-char" svg:width="0.693cm" svg:height="0.621c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text:span text:style-name="Основной_20_шрифт_20_абзаца"><text:span text:style-name="T1">, kg·m2;</text:span></text:span></text:p>
              </text:list-item>
              <text:list-item>
                <text:p text:style-name="P14">Half of play value a, rad;</text:p>
              </text:list-item>
              <text:list-item>
                <text:p text:style-name="P14">Coefficient of rigidity с, N·m/rad;</text:p>
              </text:list-item>
              <text:list-item>
                <text:p text:style-name="P13"><text:span text:style-name="Основной_20_шрифт_20_абзаца"><text:span text:style-name="T1">Coefficient of viscous friction in elastic element</text:span></text:span><text:span text:style-name="Основной_20_шрифт_20_абзаца"><text:span text:style-name="T1"><draw:frame draw:style-name="fr4" draw:name="Объект25" text:anchor-type="as-char" svg:width="0.739cm" svg:height="0.621cm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text:span text:style-name="Основной_20_шрифт_20_абзаца"><text:span text:style-name="T1">, N·m/(rad/s);</text:span></text:span></text:p>
              </text:list-item>
              <text:list-item>
                <text:p text:style-name="P13"><text:span text:style-name="Основной_20_шрифт_20_абзаца"><text:span text:style-name="T1">Moment of dry friction in elasticity <text:s/></text:span></text:span><text:span text:style-name="Основной_20_шрифт_20_абзаца"><text:span text:style-name="T1"><draw:frame draw:style-name="fr4" draw:name="Объект26" text:anchor-type="as-char" svg:width="0.73cm" svg:height="0.621cm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text:span text:style-name="Основной_20_шрифт_20_абзаца"><text:span text:style-name="T1">, N·m;</text:span></text:span></text:p>
              </text:list-item>
              <text:list-item>
                <text:p text:style-name="P13"><text:span text:style-name="Основной_20_шрифт_20_абзаца"><text:span text:style-name="T1">Coefficient of viscous friction on output shaft</text:span></text:span><text:span text:style-name="Основной_20_шрифт_20_абзаца"><text:span text:style-name="T1"><draw:frame draw:style-name="fr4" draw:name="Объект27" text:anchor-type="as-char" svg:width="0.75cm" svg:height="0.621cm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text:span text:style-name="Основной_20_шрифт_20_абзаца"><text:span text:style-name="T1">, N·m/(rad/s);</text:span></text:span></text:p>
              </text:list-item>
              <text:list-item>
                <text:p text:style-name="P13"><text:span text:style-name="Основной_20_шрифт_20_абзаца"><text:span text:style-name="T1">Moment of dry friction on output shaft</text:span></text:span><text:span text:style-name="Основной_20_шрифт_20_абзаца"><text:span text:style-name="T1"><draw:frame draw:style-name="fr4" draw:name="Объект28" text:anchor-type="as-char" svg:width="0.741cm" svg:height="0.621cm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text:span text:style-name="Основной_20_шрифт_20_абзаца"><text:span text:style-name="T1">, N·m;</text:span></text:span></text:p>
              </text:list-item>
              <text:list-item>
                <text:p text:style-name="P13"><text:span text:style-name="Основной_20_шрифт_20_абзаца"><text:span text:style-name="T1">Initial angular speed of output shaft</text:span></text:span><text:span text:style-name="Основной_20_шрифт_20_абзаца"><text:span text:style-name="T1"><draw:frame draw:style-name="fr4" draw:name="Объект29" text:anchor-type="as-char" svg:width="1.363cm" svg:height="0.621cm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text:span text:style-name="Основной_20_шрифт_20_абзаца"><text:span text:style-name="T1">, rad/s;</text:span></text:span></text:p>
              </text:list-item>
              <text:list-item>
                <text:p text:style-name="P13"><text:span text:style-name="Основной_20_шрифт_20_абзаца"><text:span text:style-name="T1">Initial twist angle</text:span></text:span><text:span text:style-name="Основной_20_шрифт_20_абзаца"><text:span text:style-name="T1"><draw:frame draw:style-name="fr4" draw:name="Объект31" text:anchor-type="as-char" svg:width="1.124cm" svg:height="0.564cm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text:span text:style-name="Основной_20_шрифт_20_абзаца"><text:span text:style-name="T1">, rad; </text:span></text:span></text:p>
              </text:list-item>
            </text:list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Редуктор</dc:title>
    <meta:creation-date>2012-04-25T07:23:00Z</meta:creation-date>
    <dc:date>2012-05-05T08:49:31.73</dc:date>
    <meta:editing-cycles>15</meta:editing-cycles>
    <meta:editing-duration>PT5H39M16S</meta:editing-duration>
    <meta:document-statistic meta:table-count="1" meta:image-count="3" meta:object-count="31" meta:page-count="3" meta:paragraph-count="48" meta:word-count="433" meta:character-count="2553"/>
    <meta:template xlink:type="simple" xlink:actuate="onRequest" xlink:title="" xlink:href="../../odt_eng/0672.odt/Normal.dotm"/>
  </office:meta>
</office:document-meta>
</file>

<file path=Object 1/content.xml><?xml version="1.0" encoding="utf-8"?>
<math xmlns="http://www.w3.org/1998/Math/MathML">
  <semantics>
    <mrow>
      <msub>
        <mi>B</mi>
        <mn>1</mn>
      </msub>
      <mi/>
      <mtext>and</mtext>
      <mi/>
      <msub>
        <mi>B</mi>
        <mn>2</mn>
      </msub>
    </mrow>
    <annotation encoding="StarMath 5.0">B_1 ~"and"~ B_2</annotation>
  </semantics>
</math>
</file>

<file path=Object 10/content.xml><?xml version="1.0" encoding="utf-8"?>
<math xmlns="http://www.w3.org/1998/Math/MathML">
  <semantics>
    <mrow>
      <msub>
        <mi>J</mi>
        <mn>2</mn>
      </msub>
    </mrow>
    <annotation encoding="StarMath 5.0">J_2</annotation>
  </semantics>
</math>
</file>

<file path=Object 11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12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13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14/content.xml><?xml version="1.0" encoding="utf-8"?>
<math xmlns="http://www.w3.org/1998/Math/MathML">
  <semantics>
    <mrow>
      <msub>
        <mi>G</mi>
        <mn>2</mn>
      </msub>
    </mrow>
    <annotation encoding="StarMath 5.0">G_2</annotation>
  </semantics>
</math>
</file>

<file path=Object 15/content.xml><?xml version="1.0" encoding="utf-8"?>
<math xmlns="http://www.w3.org/1998/Math/MathML">
  <semantics>
    <mrow>
      <msub>
        <mi>q</mi>
        <mn>1</mn>
      </msub>
      <mrow>
        <mo stretchy="false">(</mo>
        <mrow>
          <mi>t</mi>
        </mrow>
        <mo stretchy="false">)</mo>
      </mrow>
      <mi>,</mi>
      <mi/>
      <msub>
        <mi>q</mi>
        <mn>2</mn>
      </msub>
      <mrow>
        <mo stretchy="false">(</mo>
        <mrow>
          <mi>t</mi>
        </mrow>
        <mo stretchy="false">)</mo>
      </mrow>
    </mrow>
    <annotation encoding="StarMath 5.0">q_1(t) ,~ q_2(t)</annotation>
  </semantics>
</math>
</file>

<file path=Object 16/content.xml><?xml version="1.0" encoding="utf-8"?>
<math xmlns="http://www.w3.org/1998/Math/MathML">
  <semantics>
    <mrow>
      <msub>
        <mo stretchy="false">ω</mo>
        <mn>1</mn>
      </msub>
      <mrow>
        <mo stretchy="false">(</mo>
        <mrow>
          <mi>t</mi>
        </mrow>
        <mo stretchy="false">)</mo>
      </mrow>
      <mi>,</mi>
      <mi/>
      <msub>
        <mo stretchy="false">ω</mo>
        <mn>2</mn>
      </msub>
      <mrow>
        <mo stretchy="false">(</mo>
        <mrow>
          <mi>t</mi>
        </mrow>
        <mo stretchy="false">)</mo>
      </mrow>
    </mrow>
    <annotation encoding="StarMath 5.0">%omega_1(t) ,~ %omega_2(t)</annotation>
  </semantics>
</math>
</file>

<file path=Object 17/content.xml><?xml version="1.0" encoding="utf-8"?>
<math xmlns="http://www.w3.org/1998/Math/MathML">
  <semantics>
    <mrow>
      <msub>
        <mi>M</mi>
        <mi>y</mi>
      </msub>
      <mrow>
        <mo stretchy="false">(</mo>
        <mrow>
          <mi>t</mi>
        </mrow>
        <mo stretchy="false">)</mo>
      </mrow>
    </mrow>
    <annotation encoding="StarMath 5.0">M_y(t)</annotation>
  </semantics>
</math>
</file>

<file path=Object 18/content.xml><?xml version="1.0" encoding="utf-8"?>
<math xmlns="http://www.w3.org/1998/Math/MathML">
  <semantics>
    <mrow>
      <msub>
        <mi>M</mi>
        <mn>1</mn>
      </msub>
      <mrow>
        <mo stretchy="false">(</mo>
        <mrow>
          <mi>t</mi>
        </mrow>
        <mo stretchy="false">)</mo>
      </mrow>
    </mrow>
    <annotation encoding="StarMath 5.0">M_1(t)</annotation>
  </semantics>
</math>
</file>

<file path=Object 19/content.xml><?xml version="1.0" encoding="utf-8"?>
<math xmlns="http://www.w3.org/1998/Math/MathML">
  <semantics>
    <mrow>
      <msub>
        <mi>M</mi>
        <mrow>
          <mo stretchy="false">Σ</mo>
          <mn>2</mn>
        </mrow>
      </msub>
      <mrow>
        <mo stretchy="false">(</mo>
        <mrow>
          <mi>t</mi>
        </mrow>
        <mo stretchy="false">)</mo>
      </mrow>
    </mrow>
    <annotation encoding="StarMath 5.0">M_{%SIGMA 2}(t)</annotation>
  </semantics>
</math>
</file>

<file path=Object 2/content.xml><?xml version="1.0" encoding="utf-8"?>
<math xmlns="http://www.w3.org/1998/Math/MathML">
  <semantics>
    <mrow>
      <msub>
        <mi>q</mi>
        <mn>1</mn>
      </msub>
      <mi/>
      <mtext>and</mtext>
      <mi/>
      <msub>
        <mi>q</mi>
        <mn>2</mn>
      </msub>
    </mrow>
    <annotation encoding="StarMath 5.0">q_1 ~"and"~ q_2</annotation>
  </semantics>
</math>
</file>

<file path=Object 20/content.xml><?xml version="1.0" encoding="utf-8"?>
<math xmlns="http://www.w3.org/1998/Math/MathML">
  <semantics>
    <mrow>
      <msub>
        <mi>M</mi>
        <mrow>
          <mi>c</mi>
          <mn>2</mn>
        </mrow>
      </msub>
      <mrow>
        <mo stretchy="false">(</mo>
        <mrow>
          <mi>t</mi>
        </mrow>
        <mo stretchy="false">)</mo>
      </mrow>
    </mrow>
    <annotation encoding="StarMath 5.0">M_{c 2}(t)</annotation>
  </semantics>
</math>
</file>

<file path=Object 21/content.xml><?xml version="1.0" encoding="utf-8"?>
<math xmlns="http://www.w3.org/1998/Math/MathML">
  <semantics>
    <mrow>
      <msub>
        <mo stretchy="false">ω</mo>
        <mn>1</mn>
      </msub>
      <mrow>
        <mo stretchy="false">(</mo>
        <mrow>
          <mi>t</mi>
        </mrow>
        <mo stretchy="false">)</mo>
      </mrow>
    </mrow>
    <annotation encoding="StarMath 5.0">%omega_1(t)</annotation>
  </semantics>
</math>
</file>

<file path=Object 22/content.xml><?xml version="1.0" encoding="utf-8"?>
<math xmlns="http://www.w3.org/1998/Math/MathML">
  <semantics>
    <mrow>
      <msub>
        <mi>M</mi>
        <mrow>
          <mo stretchy="false">Σ</mo>
          <mn>2</mn>
        </mrow>
      </msub>
      <mrow>
        <mo stretchy="false">(</mo>
        <mrow>
          <mi>t</mi>
        </mrow>
        <mo stretchy="false">)</mo>
      </mrow>
    </mrow>
    <annotation encoding="StarMath 5.0">M_{%SIGMA 2}(t)</annotation>
  </semantics>
</math>
</file>

<file path=Object 23/content.xml><?xml version="1.0" encoding="utf-8"?>
<math xmlns="http://www.w3.org/1998/Math/MathML">
  <semantics>
    <mrow>
      <msub>
        <mo stretchy="false">ω</mo>
        <mn>2</mn>
      </msub>
      <mrow>
        <mo stretchy="false">(</mo>
        <mrow>
          <mi>t</mi>
        </mrow>
        <mo stretchy="false">)</mo>
      </mrow>
    </mrow>
    <annotation encoding="StarMath 5.0">%omega_2(t)</annotation>
  </semantics>
</math>
</file>

<file path=Object 24/content.xml><?xml version="1.0" encoding="utf-8"?>
<math xmlns="http://www.w3.org/1998/Math/MathML">
  <semantics>
    <mrow>
      <mrow>
        <mo stretchy="false">−</mo>
        <msub>
          <mi>M</mi>
          <mn>1</mn>
        </msub>
      </mrow>
      <mrow>
        <mo stretchy="false">(</mo>
        <mrow>
          <mi>t</mi>
        </mrow>
        <mo stretchy="false">)</mo>
      </mrow>
    </mrow>
    <annotation encoding="StarMath 5.0">-M_1(t)</annotation>
  </semantics>
</math>
</file>

<file path=Object 25/content.xml><?xml version="1.0" encoding="utf-8"?>
<math xmlns="http://www.w3.org/1998/Math/MathML">
  <semantics>
    <mrow>
      <msub>
        <mi>J</mi>
        <mn>2</mn>
      </msub>
    </mrow>
    <annotation encoding="StarMath 5.0">J_2</annotation>
  </semantics>
</math>
</file>

<file path=Object 26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27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28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29/content.xml><?xml version="1.0" encoding="utf-8"?>
<math xmlns="http://www.w3.org/1998/Math/MathML">
  <semantics>
    <mrow>
      <msub>
        <mi>G</mi>
        <mn>2</mn>
      </msub>
    </mrow>
    <annotation encoding="StarMath 5.0">G_2</annotation>
  </semantics>
</math>
</file>

<file path=Object 3/content.xml><?xml version="1.0" encoding="utf-8"?>
<math xmlns="http://www.w3.org/1998/Math/MathML">
  <semantics>
    <mrow>
      <mrow>
        <mrow>
          <mrow>
            <mi>i</mi>
            <mo stretchy="false">=</mo>
            <mfrac>
              <mrow>
                <msub>
                  <mo stretchy="false">ω</mo>
                  <mn>1</mn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sub>
                  <mo stretchy="false">ω</mo>
                  <mn>1</mn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</mfrac>
          </mrow>
          <mo stretchy="false">=</mo>
          <mfrac>
            <mrow>
              <mover accent="true">
                <msub>
                  <mi>q</mi>
                  <mn>1</mn>
                </msub>
                <mo stretchy="false">˙</mo>
              </mover>
              <mrow>
                <mo stretchy="false">(</mo>
                <mrow>
                  <mi>t</mi>
                </mrow>
                <mo stretchy="false">)</mo>
              </mrow>
            </mrow>
            <mrow>
              <mover accent="true">
                <msub>
                  <mi>q</mi>
                  <mn>2</mn>
                </msub>
                <mo stretchy="false">˙</mo>
              </mover>
              <mrow>
                <mo stretchy="false">(</mo>
                <mrow>
                  <mi>t</mi>
                </mrow>
                <mo stretchy="false">)</mo>
              </mrow>
            </mrow>
          </mfrac>
        </mrow>
        <mo stretchy="false">&gt;</mo>
        <mn>1</mn>
      </mrow>
    </mrow>
    <annotation encoding="StarMath 5.0">i={%omega_1(t)} over {%omega_1(t)} = {dot q_1(t)} over {dot q_2(t)} &gt; 1</annotation>
  </semantics>
</math>
</file>

<file path=Object 30/content.xml><?xml version="1.0" encoding="utf-8"?>
<math xmlns="http://www.w3.org/1998/Math/MathML">
  <semantics>
    <mrow>
      <msub>
        <mo stretchy="false">ω</mo>
        <mn>1</mn>
      </msub>
      <mrow>
        <mo stretchy="false">(</mo>
        <mrow>
          <mn>0</mn>
        </mrow>
        <mo stretchy="false">)</mo>
      </mrow>
    </mrow>
    <annotation encoding="StarMath 5.0">%omega_1(0)</annotation>
  </semantics>
</math>
</file>

<file path=Object 31/content.xml><?xml version="1.0" encoding="utf-8"?>
<math xmlns="http://www.w3.org/1998/Math/MathML">
  <semantics>
    <mrow>
      <mo stretchy="false">θ</mo>
      <mrow>
        <mo stretchy="false">(</mo>
        <mrow>
          <mn>0</mn>
        </mrow>
        <mo stretchy="false">)</mo>
      </mrow>
    </mrow>
    <annotation encoding="StarMath 5.0">%theta(0)</annotation>
  </semantics>
</math>
</file>

<file path=Object 4/content.xml><?xml version="1.0" encoding="utf-8"?>
<math xmlns="http://www.w3.org/1998/Math/MathML">
  <semantics>
    <mrow>
      <msub>
        <mi>J</mi>
        <mn>2</mn>
      </msub>
    </mrow>
    <annotation encoding="StarMath 5.0">J_2</annotation>
  </semantics>
</math>
</file>

<file path=Object 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frac>
                    <mrow>
                      <mi>d</mi>
                      <mo stretchy="false">θ</mo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frac>
                    <mrow>
                      <msub>
                        <mo stretchy="false">ω</mo>
                        <mn>1</mn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i>i</mi>
                  </mfrac>
                  <mrow>
                    <mi/>
                    <mo stretchy="false">−</mo>
                    <mi/>
                  </mrow>
                  <msub>
                    <mo stretchy="false">ω</mo>
                    <mn>2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i/>
                  <mfenced open="(" close=")">
                    <mrow>
                      <mi mathvariant="italic">или</mi>
                      <mi/>
                      <mo stretchy="false">θ</mo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=</mo>
                        <mi/>
                      </mrow>
                      <mfrac>
                        <mrow>
                          <msub>
                            <mi>q</mi>
                            <mn>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i>i</mi>
                      </mfrac>
                      <mrow>
                        <mi/>
                        <mo stretchy="false">−</mo>
                        <mi/>
                      </mrow>
                      <msub>
                        <mi>q</mi>
                        <mn>2</mn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  <mi>,</mi>
                </mrow>
              </mtd>
            </mtr>
            <mtr>
              <mtd>
                <mrow>
                  <msub>
                    <mi>M</mi>
                    <mi>y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frac>
                        <mrow>
                          <msub>
                            <mi mathvariant="italic">df</mi>
                            <mn>3</mn>
                          </msub>
                          <mrow>
                            <mo stretchy="false">(</mo>
                            <mrow>
                              <mo stretchy="false">θ</mo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  <mo stretchy="false">⋅</mo>
                      <mfenced open="[" close="]">
                        <mrow>
                          <mrow>
                            <mrow>
                              <mrow>
                                <msub>
                                  <mi>F</mi>
                                  <mn>1</mn>
                                </msub>
                              </mrow>
                              <mo stretchy="false">⋅</mo>
                              <mrow>
                                <mfrac>
                                  <mrow>
                                    <mi>d</mi>
                                    <mo stretchy="false">θ</mo>
                                    <mrow>
                                      <mo stretchy="false">(</mo>
                                      <mrow>
                                        <mi>t</mi>
                                      </mrow>
                                      <mo stretchy="false">)</mo>
                                    </mrow>
                                  </mrow>
                                  <mrow>
                                    <mi mathvariant="italic">dt</mi>
                                  </mrow>
                                </mfrac>
                              </mrow>
                            </mrow>
                            <mo stretchy="false">+</mo>
                            <mrow>
                              <msub>
                                <mi>G</mi>
                                <mn>1</mn>
                              </msub>
                              <mo stretchy="false">⋅</mo>
                              <mi mathvariant="italic">sign</mi>
                            </mrow>
                          </mrow>
                          <mfenced open="(" close=")">
                            <mrow>
                              <mrow>
                                <mfrac>
                                  <mrow>
                                    <mi>d</mi>
                                    <mo stretchy="false">θ</mo>
                                    <mrow>
                                      <mo stretchy="false">(</mo>
                                      <mrow>
                                        <mi>t</mi>
                                      </mrow>
                                      <mo stretchy="false">)</mo>
                                    </mrow>
                                  </mrow>
                                  <mrow>
                                    <mi mathvariant="italic">dt</mi>
                                  </mrow>
                                </mfrac>
                              </mrow>
                            </mrow>
                          </mfenced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sub>
                      <mi>M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i>f</mi>
                        <mn>3</mn>
                      </msub>
                      <mrow>
                        <mrow>
                          <mo stretchy="false">(</mo>
                          <mrow>
                            <mo stretchy="false">θ</mo>
                          </mrow>
                          <mo stretchy="false">)</mo>
                        </mrow>
                        <mo stretchy="false">⋅</mo>
                        <mi>c</mi>
                      </mrow>
                      <mrow>
                        <mi/>
                        <mo stretchy="false">+</mo>
                        <mi/>
                      </mrow>
                      <msub>
                        <mi>M</mi>
                        <mi>y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i>i</mi>
                  </mfrac>
                  <mi>,</mi>
                </mrow>
              </mtd>
            </mtr>
            <mtr>
              <mtd>
                <mrow>
                  <mfrac>
                    <mrow>
                      <mi>d</mi>
                      <msub>
                        <mo stretchy="false">ω</mo>
                        <mn>2</mn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row>
                      <mi mathvariant="italic">dt</mi>
                    </mrow>
                  </mfrac>
                  <mrow>
                    <mi/>
                    <mo stretchy="false">=</mo>
                    <mi/>
                  </mrow>
                  <mfrac>
                    <mrow>
                      <msub>
                        <mi>f</mi>
                        <mn>3</mn>
                      </msub>
                      <mrow>
                        <mrow>
                          <mo stretchy="false">(</mo>
                          <mrow>
                            <mo stretchy="false">θ</mo>
                          </mrow>
                          <mo stretchy="false">)</mo>
                        </mrow>
                        <mo stretchy="false">⋅</mo>
                        <mi>c</mi>
                      </mrow>
                      <mrow>
                        <mi/>
                        <mo stretchy="false">+</mo>
                        <mi/>
                      </mrow>
                      <msub>
                        <mi>M</mi>
                        <mi>y</mi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+</mo>
                        <mi/>
                      </mrow>
                      <msub>
                        <mi>M</mi>
                        <mrow>
                          <mo stretchy="false">Σ</mo>
                          <mn>2</mn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row>
                        <mi/>
                        <mo stretchy="false">+</mo>
                        <mi/>
                      </mrow>
                      <msub>
                        <mi>M</mi>
                        <mrow>
                          <mi>c</mi>
                          <mn>2</mn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sub>
                      <mi>J</mi>
                      <mn>2</mn>
                    </msub>
                  </mfrac>
                  <mi>,</mi>
                </mrow>
              </mtd>
            </mtr>
            <mtr>
              <mtd>
                <mrow>
                  <msub>
                    <mi>M</mi>
                    <mrow>
                      <mi>c</mi>
                      <mn>2</mn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o stretchy="false">−</mo>
                      <mfenced open="[" close="]">
                        <mrow>
                          <mrow>
                            <mrow>
                              <mrow>
                                <msub>
                                  <mi>F</mi>
                                  <mn>2</mn>
                                </msub>
                              </mrow>
                              <mo stretchy="false">⋅</mo>
                              <mrow>
                                <msub>
                                  <mo stretchy="false">ω</mo>
                                  <mn>2</mn>
                                </msub>
                                <mrow>
                                  <mo stretchy="false">(</mo>
                                  <mrow>
                                    <mi>t</mi>
                                  </mrow>
                                  <mo stretchy="false">)</mo>
                                </mrow>
                              </mrow>
                            </mrow>
                            <mo stretchy="false">+</mo>
                            <mrow>
                              <msub>
                                <mi>G</mi>
                                <mn>1</mn>
                              </msub>
                              <mo stretchy="false">⋅</mo>
                              <mi mathvariant="italic">sign</mi>
                            </mrow>
                          </mrow>
                          <mfenced open="(" close=")">
                            <mrow>
                              <msub>
                                <mo stretchy="false">ω</mo>
                                <mn>2</mn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</mfenced>
                        </mrow>
                      </mfenced>
                    </mrow>
                  </mrow>
                  <mi>,</mi>
                </mrow>
              </mtd>
            </mtr>
          </mtable>
        </mrow>
      </mrow>
    </mrow>
    <annotation encoding="StarMath 5.0">left lbrace stack { 
{d %theta(t)} over {dt} ~=~ {%omega_1(t)} over i ~-~ %omega_2(t), ~
left ( или~ %theta(t) ~=~ {q_1(t)} over i ~-~ q_2(t) right ) ,#

M_y(t) = {df_3(%theta)} over {dt} cdot left [ {F_1} cdot {{d %theta(t)} over {dt}} + G_1 cdot sign left ( {{d %theta(t)} over {dt}} right )   right ] , #

{M_1(t)} ~=~ {f_3(%theta) cdot c ~+~ M_y(t)} over i, #

{d %omega_2(t)} over {dt} ~=~ {f_3(%theta) cdot c ~+~ M_y(t) ~+~ M_{%SIGMA 2}(t) ~+~ M_{c 2}(t)} over J_2 , #

M_{c 2}(t) = - left [ {F_2} cdot {%omega_2(t)} + G_1 cdot sign left ( %omega_2(t) right )   right ] ,

} right none</annotation>
  </semantics>
</math>
</file>

<file path=Object 6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7/content.xml><?xml version="1.0" encoding="utf-8"?>
<math xmlns="http://www.w3.org/1998/Math/MathML">
  <semantics>
    <mrow>
      <msub>
        <mi>f</mi>
        <mn>3</mn>
      </msub>
      <mrow>
        <mfenced open="(" close=")">
          <mrow>
            <mo stretchy="false">θ</mo>
            <mrow>
              <mo stretchy="false">(</mo>
              <mrow>
                <mi>t</mi>
              </mrow>
              <mo stretchy="false">)</mo>
            </mrow>
          </mrow>
        </mfenced>
        <mo stretchy="false">=</mo>
        <mrow>
          <mo stretchy="true">{</mo>
          <mrow>
            <mtable>
              <mtr>
                <mtd>
                  <mrow>
                    <mo stretchy="false">θ</mo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i>a</mi>
                    </mrow>
                    <mi>,</mi>
                    <mi/>
                    <mi mathvariant="italic">if</mi>
                    <mi/>
                    <mo stretchy="false">θ</mo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row>
                        <mi/>
                        <mo stretchy="false">−</mo>
                        <mi>a</mi>
                      </mrow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if</mi>
                    <mrow>
                      <mi/>
                      <mo stretchy="false">−</mo>
                      <mi>a</mi>
                    </mrow>
                    <mrow>
                      <mi/>
                      <mo stretchy="false">≤</mo>
                      <mi/>
                    </mrow>
                    <mo stretchy="false">θ</mo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i>a</mi>
                    <mi>,</mi>
                  </mrow>
                </mtd>
              </mtr>
              <mtr>
                <mtd>
                  <mrow>
                    <mo stretchy="false">θ</mo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−</mo>
                      <mi>a</mi>
                    </mrow>
                    <mi>,</mi>
                    <mi/>
                    <mi mathvariant="italic">if</mi>
                    <mi/>
                    <mo stretchy="false">θ</mo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i>a</mi>
                    <mi>,</mi>
                  </mrow>
                </mtd>
              </mtr>
            </mtable>
          </mrow>
        </mrow>
      </mrow>
    </mrow>
    <annotation encoding="StarMath 5.0">f_3 left ( %theta(t) right ) = left lbrace stack { 
%theta(t)+a, ~if~ %theta(t) ~&lt;~ -a, #
0, ~if~ -a ~&lt;=~ %theta(t) ~&lt;=~ a, #
%theta(t)-a, ~if~ %theta(t) ~&gt;~ a,
} right none</annotation>
  </semantics>
</math>
</file>

<file path=Object 8/content.xml><?xml version="1.0" encoding="utf-8"?>
<math xmlns="http://www.w3.org/1998/Math/MathML">
  <semantics>
    <mrow>
      <mover accent="true">
        <msub>
          <mi>f</mi>
          <mn>3</mn>
        </msub>
        <mo stretchy="false">˙</mo>
      </mover>
      <mrow>
        <mrow>
          <mfenced open="(" close=")">
            <mrow>
              <mo stretchy="false">θ</mo>
              <mrow>
                <mo stretchy="false">(</mo>
                <mrow>
                  <mi>t</mi>
                </mrow>
                <mo stretchy="false">)</mo>
              </mrow>
            </mrow>
          </mfenced>
          <mo stretchy="false">=</mo>
          <mfrac>
            <mrow>
              <mi>d</mi>
              <msub>
                <mi>f</mi>
                <mn>3</mn>
              </msub>
              <mfenced open="(" close=")">
                <mrow>
                  <mo stretchy="false">θ</mo>
                  <mrow>
                    <mo stretchy="false">(</mo>
                    <mrow>
                      <mi>t</mi>
                    </mrow>
                    <mo stretchy="false">)</mo>
                  </mrow>
                </mrow>
              </mfenced>
            </mrow>
            <mrow>
              <mi mathvariant="italic">dt</mi>
            </mrow>
          </mfrac>
        </mrow>
        <mo stretchy="false">=</mo>
        <mrow>
          <mo stretchy="true">{</mo>
          <mrow>
            <mtable>
              <mtr>
                <mtd>
                  <mrow>
                    <mn>0,</mn>
                    <mi/>
                    <mi mathvariant="italic">if</mi>
                    <mi/>
                    <mfenced open="∣" close="∣">
                      <mrow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row>
                      <mi/>
                      <mo stretchy="false">≤</mo>
                      <mi/>
                    </mrow>
                    <mi>a</mi>
                    <mi>,</mi>
                  </mrow>
                </mtd>
              </mtr>
              <mtr>
                <mtd>
                  <mrow>
                    <mn>1,</mn>
                    <mi/>
                    <mi mathvariant="italic">if</mi>
                    <mi/>
                    <mfenced open="∣" close="∣">
                      <mrow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row>
                      <mi/>
                      <mo stretchy="false">&gt;</mo>
                      <mi/>
                    </mrow>
                    <mi>a</mi>
                    <mi>,</mi>
                  </mrow>
                </mtd>
              </mtr>
            </mtable>
          </mrow>
        </mrow>
      </mrow>
    </mrow>
    <annotation encoding="StarMath 5.0">dot f_3 left ( %theta(t) right ) =
{d f_3 left ( %theta(t) right )} over {dt}
=

 left lbrace stack { 
0, ~if~ abs {%theta(t)} ~&lt;=~ a, #
1, ~if~ abs {%theta(t)} ~&gt;~ a,
} right none</annotation>
  </semantics>
</math>
</file>

<file path=Object 9/content.xml><?xml version="1.0" encoding="utf-8"?>
<math xmlns="http://www.w3.org/1998/Math/MathML">
  <semantics>
    <mrow>
      <mi mathvariant="italic">sign</mi>
      <mrow>
        <mfenced open="(" close=")">
          <mrow>
            <mi>x</mi>
            <mrow>
              <mo stretchy="false">(</mo>
              <mrow>
                <mi>t</mi>
              </mrow>
              <mo stretchy="false">)</mo>
            </mrow>
          </mrow>
        </mfenced>
        <mo stretchy="false">=</mo>
        <mrow>
          <mo stretchy="true">{</mo>
          <mrow>
            <mtable>
              <mtr>
                <mtd>
                  <mrow>
                    <mrow>
                      <mo stretchy="false">+</mo>
                      <mn>1,</mn>
                    </mrow>
                    <mi/>
                    <mi mathvariant="italic">if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n>0,</mn>
                  </mrow>
                </mtd>
              </mtr>
              <mtr>
                <mtd>
                  <mrow>
                    <mn>0,</mn>
                    <mi/>
                    <mi mathvariant="italic">if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=</mo>
                      <mi/>
                    </mrow>
                    <mn>0,</mn>
                  </mrow>
                </mtd>
              </mtr>
              <mtr>
                <mtd>
                  <mrow>
                    <mrow>
                      <mo stretchy="false">−</mo>
                      <mn>1,</mn>
                    </mrow>
                    <mi/>
                    <mi mathvariant="italic">if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n>0,</mn>
                  </mrow>
                </mtd>
              </mtr>
            </mtable>
          </mrow>
        </mrow>
      </mrow>
    </mrow>
    <annotation encoding="StarMath 5.0">sign left ( x(t) right ) = left lbrace stack { 
+1, ~if~ x(t) ~&gt;~ 0, #
0, ~if~ x(t) ~=~ 0, #
-1, ~if~ x(t) ~&lt;~ 0,
} right none</annotation>
  </semantics>
</math>
</file>